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101cm" fo:margin-top="0cm" fo:margin-bottom="0.423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-1.101cm" fo:margin-top="0cm" fo:margin-bottom="0.423cm" style:contextual-spacing="false" fo:text-indent="0cm" style:auto-text-indent="false"/>
      <style:text-properties fo:color="#222222" loext:opacity="100%" style:font-name="Arial" style:text-underline-style="solid" style:text-underline-width="auto" style:text-underline-color="font-color" fo:font-weight="bold" fo:background-color="#ffffff" style:font-weight-asian="bold" style:font-name-complex="Arial1"/>
    </style:style>
    <style:style style:name="P3" style:family="paragraph" style:parent-style-name="Standard">
      <style:paragraph-properties fo:margin-left="-1.101cm" fo:margin-right="-1.101cm" fo:margin-top="0cm" fo:margin-bottom="0.423cm" style:contextual-spacing="false" fo:text-indent="0cm" style:auto-text-indent="false"/>
    </style:style>
    <style:style style:name="T1" style:family="text">
      <style:text-properties fo:color="#222222" loext:opacity="100%" style:font-name="Arial" style:text-underline-style="solid" style:text-underline-width="auto" style:text-underline-color="font-color" fo:font-weight="bold" fo:background-color="#ffffff" loext:char-shading-value="0" style:font-weight-asian="bold" style:font-name-complex="Arial1"/>
    </style:style>
    <style:style style:name="T2" style:family="text">
      <style:text-properties fo:color="#222222" loext:opacity="100%" style:font-name="Arial" fo:background-color="#ffffff" loext:char-shading-value="0" style:font-name-complex="Arial1"/>
    </style:style>
    <style:style style:name="T3" style:family="text">
      <style:text-properties style:font-name="Arial" fo:background-color="#ffffff" loext:char-shading-value="0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u Groupe de Kadiatou Diallo</text:span></text:p>
      <text:p text:style-name="P2"/>
      <text:p text:style-name="P3"><text:span text:style-name="T2">Kadiatou Diallo <text:s text:c="38"/>N04188520212 <text:s text:c="14"/></text:span><text:a xlink:type="simple" xlink:href="mailto:kadiatou.diallo6@unchk.edu.sn" text:style-name="Internet_20_link" text:visited-style-name="Visited_20_Internet_20_Link"><text:span text:style-name="Internet_20_link"><text:span text:style-name="T3">kadiatou.diallo6@unchk.edu.sn</text:span></text:span></text:a></text:p>
      <text:p text:style-name="P3"><text:span text:style-name="T2">Seydina Aliou Diakite <text:s text:c="28"/>N03651820211 <text:s text:c="15"/></text:span><text:a xlink:type="simple" xlink:href="mailto:seydinaaliou.diakite@unchk.edu.sn" text:style-name="Internet_20_link" text:visited-style-name="Visited_20_Internet_20_Link"><text:span text:style-name="Internet_20_link"><text:span text:style-name="T3">seydinaaliou.diakite@unchk.edu.sn</text:span></text:span></text:a></text:p>
      <text:p text:style-name="P3"><text:span text:style-name="T2">Aissata Houleymata Anne <text:s text:c="21"/>N01054920212 <text:s text:c="14"/></text:span><text:a xlink:type="simple" xlink:href="mailto:aissatahouleymata.anne@unchk.edu.sn" text:style-name="Internet_20_link" text:visited-style-name="Visited_20_Internet_20_Link"><text:span text:style-name="Internet_20_link"><text:span text:style-name="T3">aissatahouleymata.anne@unchk.edu.sn</text:span></text:span></text:a></text:p>
      <text:p text:style-name="P3"><text:span text:style-name="T2">Pape Hamady Fall <text:s text:c="33"/>N02784020211 <text:s text:c="14"/></text:span><text:a xlink:type="simple" xlink:href="mailto:papehamady.fall@unchk.edu.sn" text:style-name="Internet_20_link" text:visited-style-name="Visited_20_Internet_20_Link"><text:span text:style-name="Internet_20_link"><text:span text:style-name="T3">papehamady.fall@unchk.edu.sn</text:span></text:span></text:a></text:p>
      <text:p text:style-name="P3"><text:span text:style-name="T2">Adjia Maimouna Fall <text:s text:c="29"/>N04207220212 <text:s text:c="15"/></text:span><text:a xlink:type="simple" xlink:href="mailto:adjiamaimouna.fall@unchk.edu.sn" text:style-name="Internet_20_link" text:visited-style-name="Visited_20_Internet_20_Link"><text:span text:style-name="Internet_20_link"><text:span text:style-name="T3">adjiamaimouna.fall@unchk.edu.sn</text:span></text:span></text:a></text:p>
      <text:p text:style-name="P3"><text:span text:style-name="T2">Fatima Ba <text:s text:c="45"/>N04811520212 <text:s text:c="15"/></text:span><text:a xlink:type="simple" xlink:href="mailto:fatima.ba18@unchk.edu.sn" text:style-name="Internet_20_link" text:visited-style-name="Visited_20_Internet_20_Link"><text:span text:style-name="Internet_20_link"><text:span text:style-name="T3">fatima.ba18@unchk.edu.sn</text:span></text:span></text:a></text:p>
      <text:p text:style-name="P3"><text:span text:style-name="T2">Khady Sarr <text:s text:c="43"/>N04830820212 <text:s text:c="16"/></text:span><text:a xlink:type="simple" xlink:href="mailto:khady.sarr32@unchk.edu.sn" text:style-name="Internet_20_link" text:visited-style-name="Visited_20_Internet_20_Link"><text:span text:style-name="Internet_20_link"><text:span text:style-name="T3">khady.sarr32@unchk.edu.sn</text:span></text:span></text:a></text:p>
      <text:p text:style-name="P3"><text:span text:style-name="T2">Mame Arame Diouf <text:s text:c="30"/>N02700520212 <text:s text:c="16"/></text:span><text:a xlink:type="simple" xlink:href="mailto:mamearame.diouf@unchk.edu.sn" text:style-name="Internet_20_link" text:visited-style-name="Visited_20_Internet_20_Link"><text:span text:style-name="Internet_20_link"><text:span text:style-name="T3">mamearame.diouf@unchk.edu.sn</text:span></text:span></text:a></text:p>
      <text:p text:style-name="P3"><text:span text:style-name="T2">Dame Cisse <text:s text:c="42"/>N03124220211 <text:s text:c="15"/></text:span><text:a xlink:type="simple" xlink:href="mailto:dame.cisse1@unchk.edu.sn" text:style-name="Internet_20_link" text:visited-style-name="Visited_20_Internet_20_Link"><text:span text:style-name="Internet_20_link"><text:span text:style-name="T3">dame.cisse1@unchk.edu.sn</text:span></text:span></text:a></text:p>
      <text:p text:style-name="P3"><text:span text:style-name="T2">Mame Fatou Ndour <text:s text:c="30"/>N01951520212 <text:s text:c="16"/></text:span><text:a xlink:type="simple" xlink:href="mailto:mamefatou.ndour1@unchk.edu.sn" text:style-name="Internet_20_link" text:visited-style-name="Visited_20_Internet_20_Link"><text:span text:style-name="Internet_20_link"><text:span text:style-name="T3">mamefatou.ndour1@unchk.edu.sn</text:span></text:span></text:a></text:p>
      <text:p text:style-name="P3"><text:span text:style-name="T2">Sory Binta Ba <text:s text:c="39"/>N04229620212 <text:s text:c="16"/></text:span><text:a xlink:type="simple" xlink:href="mailto:sorybinta.ba@unchk.edu.sn" text:style-name="Internet_20_link" text:visited-style-name="Visited_20_Internet_20_Link"><text:span text:style-name="Internet_20_link"><text:span text:style-name="T3">sorybinta.ba@unchk.edu.sn</text:span></text:span></text:a></text:p>
      <text:p text:style-name="P3"><text:span text:style-name="T2">Rokhaya <text:s/>Dione <text:s text:c="36"/>N04095020212 <text:s text:c="16"/></text:span><text:a xlink:type="simple" xlink:href="mailto:rokhaya.dione3@unchk.edu.sn" text:style-name="Internet_20_link" text:visited-style-name="Visited_20_Internet_20_Link"><text:span text:style-name="Internet_20_link"><text:span text:style-name="T3">rokhaya.dione3@unchk.edu.sn</text:span></text:span></text:a></text:p>
      <text:p text:style-name="P3"><text:span text:style-name="T2">Dieynaba Seck <text:s text:c="37"/>N06066520212 <text:s text:c="16"/></text:span><text:a xlink:type="simple" xlink:href="mailto:dieynaba.seck3@unchk.edu.sn" text:style-name="Internet_20_link" text:visited-style-name="Visited_20_Internet_20_Link"><text:span text:style-name="Internet_20_link"><text:span text:style-name="T3">dieynaba.seck3@unchk.edu.sn</text:span></text:span></text:a></text:p>
      <text:p text:style-name="P3"><text:span text:style-name="T2">Aminata Ndiaye <text:s text:c="36"/>N02172620212 <text:s text:c="16"/></text:span><text:a xlink:type="simple" xlink:href="mailto:aminata.ndiaye49@unchk.edu.sn" text:style-name="Internet_20_link" text:visited-style-name="Visited_20_Internet_20_Link"><text:span text:style-name="Internet_20_link"><text:span text:style-name="T3">aminata.ndiaye49@unchk.edu.sn</text:span></text:span></text:a></text:p>
      <text:p text:style-name="P3"><text:span text:style-name="T2">Aissata Alassane Sow <text:s text:c="26"/>N02404620212 <text:s text:c="15"/></text:span><text:a xlink:type="simple" xlink:href="mailto:aissataalassane.sow@unchk.edu.sn" text:style-name="Internet_20_link" text:visited-style-name="Visited_20_Internet_20_Link"><text:span text:style-name="Internet_20_link"><text:span text:style-name="T3">aissataalassane.sow@unchk.edu.sn</text:span></text:span></text:a></text:p>
      <text:p text:style-name="P3"><text:span text:style-name="T2">Ousmane Ndao <text:s text:c="36"/>N02086620211 <text:s text:c="15"/></text:span><text:a xlink:type="simple" xlink:href="mailto:ousmane.ndao7@unchk.edu.sn" text:style-name="Internet_20_link" text:visited-style-name="Visited_20_Internet_20_Link"><text:span text:style-name="Internet_20_link"><text:span text:style-name="T3">ousmane.ndao7@unchk.edu.sn</text:span></text:span></text:a></text:p>
      <text:p text:style-name="P3"><text:span text:style-name="T2">Mariama <text:s/>Loppy <text:s text:c="35"/>N06140820212 <text:s text:c="16"/></text:span><text:a xlink:type="simple" xlink:href="mailto:mariama.loppy@unchk.edu.sn" text:style-name="Internet_20_link" text:visited-style-name="Visited_20_Internet_20_Link"><text:span text:style-name="Internet_20_link"><text:span text:style-name="T3">mariama.loppy@unchk.edu.sn</text:span></text:span></text:a></text:p>
      <text:p text:style-name="P3"><text:span text:style-name="T2">Youssoupha <text:s/>Ndiaye <text:s text:c="27"/>N04302020211 <text:s text:c="16"/></text:span><text:a xlink:type="simple" xlink:href="mailto:youssoupha.ndiaye1@unchk.edu.sn" text:style-name="Internet_20_link" text:visited-style-name="Visited_20_Internet_20_Link"><text:span text:style-name="Internet_20_link"><text:span text:style-name="T3">youssoupha.ndiaye1@unchk.edu.sn</text:span></text:span></text:a><text:span text:style-name="T2"> </text:span></text:p>
      <text:p text:style-name="P3"><text:span text:style-name="T2">Samba Diao <text:s text:c="40"/>N02224120201 <text:s text:c="17"/></text:span><text:a xlink:type="simple" xlink:href="mailto:samba.diaw4@unchk.edu.sn" text:style-name="Internet_20_link" text:visited-style-name="Visited_20_Internet_20_Link"><text:span text:style-name="Internet_20_link"><text:span text:style-name="T3">samba.diaw4@unchk.edu.sn</text:span></text:span></text:a><text:span text:style-name="T2"> </text:span></text:p>
      <text:p text:style-name="P3"><text:span text:style-name="T2">Penda Ndiaye <text:s text:c="37"/>N03835020212 <text:s text:c="17"/></text:span><text:a xlink:type="simple" xlink:href="mailto:penda.ndiaye9@unchk.edu.sn" text:style-name="Internet_20_link" text:visited-style-name="Visited_20_Internet_20_Link"><text:span text:style-name="Internet_20_link"><text:span text:style-name="T3">penda.ndiaye9@unchk.edu.sn</text:span></text:span></text:a></text:p>
      <text:p text:style-name="P3"><text:span text:style-name="T2">Adama Hamidou Sy <text:s text:c="28"/>N01052920211 <text:s text:c="17"/></text:span><text:a xlink:type="simple" xlink:href="mailto:adamahamidou.sy@unchk.edu.sn" text:style-name="Internet_20_link" text:visited-style-name="Visited_20_Internet_20_Link"><text:span text:style-name="Internet_20_link"><text:span text:style-name="T3">adamahamidou.sy@unchk.edu.sn</text:span></text:span></text:a></text:p>
      <text:p text:style-name="P3"><text:span text:style-name="T2">Abdou Sarr <text:s text:c="42"/>N02270220211 <text:s text:c="16"/></text:span><text:a xlink:type="simple" xlink:href="mailto:abdou.sarr6@unchk.edu.sn" text:style-name="Internet_20_link" text:visited-style-name="Visited_20_Internet_20_Link"><text:span text:style-name="Internet_20_link"><text:span text:style-name="T3">abdou.sarr6@unchk.edu.sn</text:span></text:span></text:a></text:p>
      <text:p text:style-name="P3"><text:span text:style-name="T2">Aminata Coly <text:s text:c="39"/>N00753120212 <text:s text:c="16"/></text:span><text:a xlink:type="simple" xlink:href="mailto:aminata.coly8@unchk.edu.sn" text:style-name="Internet_20_link" text:visited-style-name="Visited_20_Internet_20_Link"><text:span text:style-name="Internet_20_link"><text:span text:style-name="T3">aminata.coly8@unchk.edu.sn</text:span></text:span></text:a><text:span text:style-name="T2"> </text:span></text:p>
      <text:p text:style-name="P3"><text:span text:style-name="T2">Mame Diarra Diop <text:s text:c="31"/>N04216920212 <text:s text:c="16"/></text:span><text:a xlink:type="simple" xlink:href="mailto:mamediarra.diop14@unchk.edu.sn" text:style-name="Internet_20_link" text:visited-style-name="Visited_20_Internet_20_Link"><text:span text:style-name="Internet_20_link"><text:span text:style-name="T3">mamediarra.diop14@unchk.edu.sn</text:span></text:span></text:a><text:span text:style-name="T2"> </text:span></text:p>
      <text:p text:style-name="P3"><text:span text:style-name="T2">Ousseynou <text:s/>Fall <text:s text:c="34"/>N01191420211 <text:s text:c="16"/></text:span><text:a xlink:type="simple" xlink:href="mailto:ousseynou.fall3@unchk.edu.sn" text:style-name="Internet_20_link" text:visited-style-name="Visited_20_Internet_20_Link"><text:span text:style-name="Internet_20_link"><text:span text:style-name="T3">ousseynou.fall3@unchk.edu.sn</text:span></text:span></text:a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F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46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0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07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4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1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8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15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46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0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07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4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1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8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15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2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oulaye Wade SEYE</meta:initial-creator>
    <dc:creator>USER</dc:creator>
    <meta:editing-cycles>14</meta:editing-cycles>
    <meta:creation-date>2024-06-06T15:08:00</meta:creation-date>
    <dc:date>2024-11-28T12:58:00</dc:date>
    <meta:editing-duration>PT11H14M</meta:editing-duration>
    <meta:generator>LibreOffice/7.3.7.2$Linux_X86_64 LibreOffice_project/30$Build-2</meta:generator>
    <meta:document-statistic meta:table-count="0" meta:image-count="0" meta:object-count="0" meta:page-count="1" meta:paragraph-count="26" meta:word-count="116" meta:character-count="2701" meta:non-whitespace-character-count="1349"/>
    <meta:user-defined meta:name="AppVersion">15.0000</meta:user-defined>
    <meta:template xlink:type="simple" xlink:actuate="onRequest" xlink:title="Normal" xlink:href=""/>
  </office:meta>
</office:document-meta>
</file>